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0c6e2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0c6e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officeooo:paragraph-rsid="0030c6e2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DejaVu Sans Condensed" fo:font-size="12pt" officeooo:rsid="003223fe" officeooo:paragraph-rsid="003223fe" style:font-size-asian="12pt" style:font-size-complex="12pt"/>
    </style:style>
    <style:style style:name="P6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7" style:family="paragraph" style:parent-style-name="Standard">
      <style:text-properties style:font-name="DejaVu Sans Condensed" fo:font-size="12pt" fo:font-weight="bold" officeooo:rsid="003223fe" officeooo:paragraph-rsid="003223fe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text-properties officeooo:paragraph-rsid="00325d37"/>
    </style:style>
    <style:style style:name="P9" style:family="paragraph" style:parent-style-name="Standard" style:list-style-name="L2">
      <style:text-properties style:font-name="DejaVu Sans Condensed" fo:font-size="12pt" officeooo:rsid="003223fe" officeooo:paragraph-rsid="003223fe" style:font-size-asian="12pt" style:font-size-complex="12pt"/>
    </style:style>
    <style:style style:name="P10" style:family="paragraph" style:parent-style-name="Standard" style:list-style-name="L5">
      <style:text-properties style:font-name="DejaVu Sans Condensed" fo:font-size="12pt" officeooo:rsid="003223fe" officeooo:paragraph-rsid="003223fe" style:font-size-asian="12pt" style:font-size-complex="12pt"/>
    </style:style>
    <style:style style:name="P11" style:family="paragraph" style:parent-style-name="Standard" style:list-style-name="L6">
      <style:text-properties style:font-name="DejaVu Sans Condensed" fo:font-size="12pt" officeooo:rsid="003223fe" officeooo:paragraph-rsid="003223fe" style:font-size-asian="12pt" style:font-size-complex="12pt"/>
    </style:style>
    <style:style style:name="P12" style:family="paragraph" style:parent-style-name="Standard" style:list-style-name="L1">
      <style:text-properties style:font-name="DejaVu Sans Condensed" fo:font-size="12pt" officeooo:rsid="00148c7a" officeooo:paragraph-rsid="00325d37" style:font-size-asian="12pt" style:font-size-complex="12pt"/>
    </style:style>
    <style:style style:name="P13" style:family="paragraph" style:parent-style-name="Standard" style:list-style-name="L8">
      <style:text-properties style:font-name="DejaVu Sans Condensed" fo:font-size="12pt" officeooo:rsid="00148c7a" officeooo:paragraph-rsid="0033f7a0" style:font-size-asian="12pt" style:font-size-complex="12pt"/>
    </style:style>
    <style:style style:name="P14" style:family="paragraph" style:parent-style-name="Standard" style:list-style-name="L6">
      <style:text-properties style:font-name="DejaVu Sans Condensed" fo:font-size="12pt" officeooo:rsid="00148c7a" officeooo:paragraph-rsid="0033f7a0" style:font-size-asian="12pt" style:font-size-complex="12pt"/>
    </style:style>
    <style:style style:name="P15" style:family="paragraph" style:parent-style-name="Standard" style:list-style-name="L15">
      <style:text-properties style:font-name="DejaVu Sans Condensed" fo:font-size="12pt" officeooo:paragraph-rsid="0033f7a0" style:font-size-asian="12pt" style:font-size-complex="12pt"/>
    </style:style>
    <style:style style:name="P16" style:family="paragraph" style:parent-style-name="Standard" style:list-style-name="L15">
      <style:text-properties style:font-name="DejaVu Sans Condensed" fo:font-size="12pt" officeooo:rsid="002f2ce5" officeooo:paragraph-rsid="0033f7a0" style:font-size-asian="12pt" style:font-size-complex="12pt"/>
    </style:style>
    <style:style style:name="P17" style:family="paragraph" style:parent-style-name="Standard" style:list-style-name="L17">
      <style:text-properties style:font-name="DejaVu Sans Condensed" fo:font-size="12pt" officeooo:paragraph-rsid="0033f7a0" style:font-size-asian="12pt" style:font-size-complex="12pt"/>
    </style:style>
    <style:style style:name="P18" style:family="paragraph" style:parent-style-name="Standard" style:list-style-name="L20">
      <style:text-properties style:font-name="DejaVu Sans Condensed" fo:font-size="12pt" officeooo:paragraph-rsid="0033f7a0" style:font-size-asian="12pt" style:font-size-complex="12pt"/>
    </style:style>
    <style:style style:name="P19" style:family="paragraph" style:parent-style-name="Standard" style:list-style-name="L21">
      <style:text-properties style:font-name="DejaVu Sans Condensed" fo:font-size="12pt" officeooo:paragraph-rsid="0033f7a0" style:font-size-asian="12pt" style:font-size-complex="12pt"/>
    </style:style>
    <style:style style:name="P20" style:family="paragraph" style:parent-style-name="Standard" style:list-style-name="L6">
      <style:text-properties style:font-name="DejaVu Sans Condensed" fo:font-size="12pt" officeooo:rsid="0018178b" officeooo:paragraph-rsid="0033f7a0" style:font-size-asian="12pt" style:font-size-complex="12pt"/>
    </style:style>
    <style:style style:name="P21" style:family="paragraph" style:parent-style-name="Standard" style:list-style-name="L2">
      <style:text-properties style:font-name="DejaVu Sans Condensed" fo:font-size="12pt" officeooo:rsid="0018178b" officeooo:paragraph-rsid="0033f7a0" style:font-size-asian="12pt" style:font-size-complex="12pt"/>
    </style:style>
    <style:style style:name="P22" style:family="paragraph" style:parent-style-name="Standard" style:list-style-name="L2">
      <style:text-properties style:font-name="DejaVu Sans Condensed" fo:font-size="12pt" officeooo:rsid="00235271" officeooo:paragraph-rsid="0033f7a0" style:font-size-asian="12pt" style:font-size-complex="12pt"/>
    </style:style>
    <style:style style:name="P23" style:family="paragraph" style:parent-style-name="Standard" style:list-style-name="L26">
      <style:text-properties style:font-name="DejaVu Sans Condensed" fo:font-size="12pt" officeooo:paragraph-rsid="0033f7a0" style:font-size-asian="12pt" style:font-size-complex="12pt"/>
    </style:style>
    <style:style style:name="P24" style:family="paragraph" style:parent-style-name="Standard" style:list-style-name="L31">
      <style:text-properties style:font-name="DejaVu Sans Condensed" fo:font-size="12pt" officeooo:rsid="002a49ea" officeooo:paragraph-rsid="0033f7a0" style:font-size-asian="12pt" style:font-size-complex="12pt"/>
    </style:style>
    <style:style style:name="P25" style:family="paragraph" style:parent-style-name="Standard" style:list-style-name="L32">
      <style:text-properties style:font-name="DejaVu Sans Condensed" fo:font-size="12pt" officeooo:rsid="001638d2" officeooo:paragraph-rsid="0033f7a0" style:font-size-asian="12pt" style:font-size-complex="12pt"/>
    </style:style>
    <style:style style:name="P26" style:family="paragraph" style:parent-style-name="Standard" style:list-style-name="L30">
      <style:text-properties style:font-name="DejaVu Sans Condensed" fo:font-size="12pt" officeooo:paragraph-rsid="0033f7a0" style:font-size-asian="12pt" style:font-size-complex="12pt"/>
    </style:style>
    <style:style style:name="P27" style:family="paragraph" style:parent-style-name="Standard">
      <style:text-properties style:font-name="DejaVu Sans Condensed" fo:font-size="12pt" fo:font-weight="bold" officeooo:rsid="003223fe" officeooo:paragraph-rsid="00109aa5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DejaVu Sans Condensed" fo:font-size="12pt" fo:font-weight="bold" officeooo:rsid="003223fe" officeooo:paragraph-rsid="003223fe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DejaVu Sans Condensed" fo:font-size="12pt" fo:font-weight="bold" officeooo:rsid="003223fe" officeooo:paragraph-rsid="0033f7a0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1" style:family="paragraph" style:parent-style-name="Standard" style:list-style-name="L2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32" style:family="paragraph" style:parent-style-name="Standard" style:list-style-name="L4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33" style:family="paragraph" style:parent-style-name="Standard" style:list-style-name="L4">
      <style:text-properties style:font-name="DejaVu Sans Condensed" fo:font-size="12pt" fo:font-weight="normal" officeooo:rsid="003223fe" officeooo:paragraph-rsid="0033f7a0" style:font-size-asian="12pt" style:font-weight-asian="normal" style:font-size-complex="12pt" style:font-weight-complex="normal"/>
    </style:style>
    <style:style style:name="P34" style:family="paragraph" style:parent-style-name="Standard" style:list-style-name="L7">
      <style:text-properties style:font-name="DejaVu Sans Condensed" fo:font-size="12pt" fo:font-weight="normal" officeooo:rsid="003223fe" officeooo:paragraph-rsid="0033f7a0" style:font-size-asian="12pt" style:font-weight-asian="normal" style:font-size-complex="12pt" style:font-weight-complex="normal"/>
    </style:style>
    <style:style style:name="P35" style:family="paragraph" style:parent-style-name="Standard" style:list-style-name="L9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36" style:family="paragraph" style:parent-style-name="Standard" style:list-style-name="L11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37" style:family="paragraph" style:parent-style-name="Standard" style:list-style-name="L12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38" style:family="paragraph" style:parent-style-name="Standard" style:list-style-name="L4">
      <style:text-properties style:font-name="DejaVu Sans Condensed" fo:font-size="12pt" fo:font-weight="normal" officeooo:rsid="0021810a" officeooo:paragraph-rsid="0033f7a0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DejaVu Sans Condensed" fo:font-size="12pt" fo:font-style="italic" officeooo:rsid="00148c7a" officeooo:paragraph-rsid="0033f7a0" style:font-size-asian="12pt" style:font-style-asian="italic" style:font-size-complex="12pt" style:font-style-complex="italic"/>
    </style:style>
    <style:style style:name="P40" style:family="paragraph" style:parent-style-name="Standard">
      <style:text-properties style:font-name="DejaVu Sans Condensed" fo:font-size="12pt" fo:font-style="italic" officeooo:rsid="001638d2" officeooo:paragraph-rsid="0033f7a0" style:font-size-asian="12pt" style:font-style-asian="italic" style:font-size-complex="12pt" style:font-style-complex="italic"/>
    </style:style>
    <style:style style:name="P41" style:family="paragraph" style:parent-style-name="Standard">
      <style:text-properties style:font-name="DejaVu Sans Condensed" fo:font-size="12pt" fo:font-style="italic" style:text-underline-style="none" officeooo:rsid="002a49ea" officeooo:paragraph-rsid="0033f7a0" style:font-size-asian="12pt" style:font-style-asian="italic" style:font-size-complex="12pt" style:font-style-complex="italic"/>
    </style:style>
    <style:style style:name="P42" style:family="paragraph" style:parent-style-name="Standard" style:list-style-name="L2">
      <style:text-properties style:font-name="DejaVu Sans Condensed" officeooo:paragraph-rsid="003223fe"/>
    </style:style>
    <style:style style:name="P43" style:family="paragraph" style:parent-style-name="Standard" style:list-style-name="L2">
      <style:text-properties style:font-name="DejaVu Sans Condensed" fo:font-weight="normal" officeooo:paragraph-rsid="003223fe" style:font-weight-asian="normal" style:font-weight-complex="normal"/>
    </style:style>
    <style:style style:name="P44" style:family="paragraph" style:parent-style-name="Standard" style:list-style-name="L2">
      <style:text-properties style:font-name="DejaVu Sans Condensed" fo:font-weight="normal" officeooo:rsid="003223fe" officeooo:paragraph-rsid="003223fe" style:font-weight-asian="normal" style:font-weight-complex="normal"/>
    </style:style>
    <style:style style:name="P45" style:family="paragraph" style:parent-style-name="Standard" style:list-style-name="L9">
      <style:text-properties style:font-name="DejaVu Sans Condensed" fo:font-weight="normal" officeooo:rsid="003223fe" officeooo:paragraph-rsid="003223fe" style:font-weight-asian="normal" style:font-weight-complex="normal"/>
    </style:style>
    <style:style style:name="P46" style:family="paragraph" style:parent-style-name="Standard" style:list-style-name="L9">
      <style:text-properties style:font-name="DejaVu Sans Condensed" fo:font-weight="normal" officeooo:paragraph-rsid="003223fe" style:font-weight-asian="normal" style:font-weight-complex="normal"/>
    </style:style>
    <style:style style:name="P47" style:family="paragraph" style:parent-style-name="Standard" style:list-style-name="L5">
      <style:text-properties style:font-name="DejaVu Sans Condensed" officeooo:paragraph-rsid="003223fe"/>
    </style:style>
    <style:style style:name="P48" style:family="paragraph" style:parent-style-name="Standard" style:list-style-name="L6">
      <style:text-properties style:font-name="DejaVu Sans Condensed" officeooo:paragraph-rsid="003223fe"/>
    </style:style>
    <style:style style:name="P49" style:family="paragraph" style:parent-style-name="Standard" style:list-style-name="L15">
      <style:text-properties style:font-name="DejaVu Sans Condensed" officeooo:rsid="002f2ce5" officeooo:paragraph-rsid="0033f7a0"/>
    </style:style>
    <style:style style:name="P50" style:family="paragraph" style:parent-style-name="Standard">
      <style:text-properties style:font-name="DejaVu Sans Condensed" fo:font-weight="bold" officeooo:rsid="003223fe" officeooo:paragraph-rsid="0033f7a0" style:font-weight-asian="bold" style:font-weight-complex="bold"/>
    </style:style>
    <style:style style:name="P51" style:family="paragraph" style:parent-style-name="Standard" style:list-style-name="L2">
      <style:text-properties officeooo:paragraph-rsid="003223fe"/>
    </style:style>
    <style:style style:name="P52" style:family="paragraph" style:parent-style-name="Standard" style:list-style-name="L2">
      <style:text-properties officeooo:paragraph-rsid="0033f7a0"/>
    </style:style>
    <style:style style:name="P53" style:family="paragraph" style:parent-style-name="Standard" style:list-style-name="L2">
      <style:text-properties officeooo:rsid="003223fe" officeooo:paragraph-rsid="003223fe"/>
    </style:style>
    <style:style style:name="P54" style:family="paragraph" style:parent-style-name="Standard">
      <style:text-properties officeooo:paragraph-rsid="00325d37"/>
    </style:style>
    <style:style style:name="P55" style:family="paragraph" style:parent-style-name="Standard" style:list-style-name="L22">
      <style:text-properties fo:font-weight="normal" officeooo:paragraph-rsid="0033f7a0" style:font-weight-asian="normal" style:font-weight-complex="normal"/>
    </style:style>
    <style:style style:name="P56" style:family="paragraph" style:parent-style-name="Standard" style:list-style-name="L33">
      <style:text-properties fo:font-weight="normal" officeooo:paragraph-rsid="0033f7a0" style:font-weight-asian="normal" style:font-weight-complex="normal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1ae7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178b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33f7a0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fo:font-style="normal" fo:font-weight="normal" style:font-style-asian="normal" style:font-weight-asian="normal"/>
    </style:style>
    <style:style style:name="T10" style:family="text">
      <style:text-properties fo:font-style="normal" fo:font-weight="normal" officeooo:rsid="0018178b" style:font-style-asian="normal" style:font-weight-asian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1810a" style:font-style-asian="normal" style:font-style-complex="normal"/>
    </style:style>
    <style:style style:name="T13" style:family="text">
      <style:text-properties fo:font-style="normal" officeooo:rsid="0025cc8b" style:font-style-asian="normal" style:font-style-complex="normal"/>
    </style:style>
    <style:style style:name="T14" style:family="text">
      <style:text-properties officeooo:rsid="001638d2"/>
    </style:style>
    <style:style style:name="T15" style:family="text">
      <style:text-properties officeooo:rsid="001c4280"/>
    </style:style>
    <style:style style:name="T16" style:family="text">
      <style:text-properties style:font-name="DejaVu Sans Condensed" fo:font-size="12pt" style:font-size-asian="12pt" style:font-size-complex="12pt"/>
    </style:style>
    <style:style style:name="T17" style:family="text">
      <style:text-properties style:font-name="DejaVu Sans Condensed" fo:font-size="12pt" officeooo:rsid="001e18cf" style:font-size-asian="12pt" style:font-size-complex="12pt"/>
    </style:style>
    <style:style style:name="T18" style:family="text">
      <style:text-properties style:font-name="DejaVu Sans Condensed" fo:font-size="12pt" officeooo:rsid="00148c7a" style:font-size-asian="12pt" style:font-size-complex="12pt"/>
    </style:style>
    <style:style style:name="T19" style:family="text">
      <style:text-properties style:font-name="DejaVu Sans Condensed" fo:font-size="12pt" officeooo:rsid="003223fe" style:font-size-asian="12pt" style:font-size-complex="12pt"/>
    </style:style>
    <style:style style:name="T20" style:family="text">
      <style:text-properties style:font-name="DejaVu Sans Condensed" fo:font-size="12pt" officeooo:rsid="0033f7a0" style:font-size-asian="12pt" style:font-size-complex="12pt"/>
    </style:style>
    <style:style style:name="T21" style:family="text">
      <style:text-properties style:font-name="DejaVu Sans Condensed" fo:font-size="12pt" officeooo:rsid="0018178b" style:font-size-asian="12pt" style:font-size-complex="12pt"/>
    </style:style>
    <style:style style:name="T22" style:family="text">
      <style:text-properties style:font-name="DejaVu Sans Condensed" fo:font-size="12pt" officeooo:rsid="001638d2" style:font-size-asian="12pt" style:font-size-complex="12pt"/>
    </style:style>
    <style:style style:name="T23" style:family="text">
      <style:text-properties style:font-name="DejaVu Sans Condensed" fo:font-size="12pt" fo:font-style="italic" officeooo:rsid="0030a6b3" style:font-size-asian="12pt" style:font-style-asian="italic" style:font-size-complex="12pt" style:font-style-complex="italic"/>
    </style:style>
    <style:style style:name="T24" style:family="text">
      <style:text-properties style:font-name="DejaVu Sans Condensed" fo:font-size="12pt" fo:font-style="italic" officeooo:rsid="00148c7a" style:font-size-asian="12pt" style:font-style-asian="italic" style:font-size-complex="12pt" style:font-style-complex="italic"/>
    </style:style>
    <style:style style:name="T25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223fe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3f7a0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1638d2" style:font-size-asian="12pt" style:font-weight-asian="bold" style:font-size-complex="12pt" style:font-weight-complex="bold"/>
    </style:style>
    <style:style style:name="T30" style:family="text">
      <style:text-properties officeooo:rsid="001edf7f"/>
    </style:style>
    <style:style style:name="T31" style:family="text">
      <style:text-properties officeooo:rsid="0035db3e"/>
    </style:style>
    <style:style style:name="T32" style:family="text">
      <style:text-properties fo:font-size="12pt" fo:font-weight="bold" officeooo:rsid="00296cd4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29a162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1ead95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28f564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19c0cd" style:font-size-asian="12pt" style:font-weight-asian="bold" style:font-size-complex="12pt" style:font-weight-complex="bold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officeooo:rsid="001e18cf" style:font-size-asian="12pt" style:font-size-complex="12pt"/>
    </style:style>
    <style:style style:name="T40" style:family="text">
      <style:text-properties fo:font-size="12pt" officeooo:rsid="003223fe" style:font-size-asian="12pt" style:font-size-complex="12pt"/>
    </style:style>
    <style:style style:name="T41" style:family="text">
      <style:text-properties fo:font-size="12pt" officeooo:rsid="00148c7a" style:font-size-asian="12pt" style:font-size-complex="12pt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officeooo:rsid="0033f7a0"/>
    </style:style>
    <style:style style:name="T44" style:family="text">
      <style:text-properties officeooo:rsid="0025cc8b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31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32">1</text:span><text:span text:style-name="T33">0</text:span><text:span text:style-name="T32">2</text:span><text:span text:style-name="T34"> - </text:span><text:span text:style-name="T35">Controls - </text:span><text:span text:style-name="T36">Throttle </text:span><text:span text:style-name="T37">Grip</text:span></text:p>
      <text:p text:style-name="P4">U=Up, D=Down, F=Forward, B=Backward, L=Left, R=Right, P=Press, S-*=Shift-<text:span text:style-name="T15">*</text:span>, L-*=Long-<text:span text:style-name="T15">*</text:span></text:p>
      <text:p text:style-name="P4"/>
      <text:p text:style-name="P54"><text:span text:style-name="T25">Top</text:span><text:span text:style-name="T26"> </text:span><text:span text:style-name="T27">3-Way Switch (spring return)</text:span><text:span text:style-name="T28"> -- Countermeasures</text:span></text:p>
      <text:p text:style-name="P54"><text:span text:style-name="T23">DISPENSER</text:span><text:span text:style-name="T24"> switch ON:</text:span></text:p>
      <text:list xml:id="list3377170401" text:style-name="L1">
        <text:list-item>
          <text:p text:style-name="P12">F: Dispense program 5</text:p>
        </text:list-item>
        <text:list-item>
          <text:p text:style-name="P8"><text:span text:style-name="T18">B: Dispense user program (default is program 1)</text:span></text:p>
        </text:list-item>
      </text:list>
      <text:p text:style-name="P54"><text:span text:style-name="T23">DISPENSER</text:span><text:span text:style-name="T24"> switch BYPASS:</text:span></text:p>
      <text:list xml:id="list130216760844950" text:continue-numbering="true" text:style-name="L1">
        <text:list-item>
          <text:p text:style-name="P12">F: Chaff (2x)</text:p>
        </text:list-item>
        <text:list-item>
          <text:p text:style-name="P12">B: Flares (2x)</text:p>
        </text:list-item>
      </text:list>
      <text:p text:style-name="P7">Mid Rear Hat<text:span text:style-name="T43"> (coolie)</text:span></text:p>
      <text:list xml:id="list56045642" text:style-name="L2">
        <text:list-item>
          <text:p text:style-name="P42"><text:span text:style-name="T39">F</text:span><text:span text:style-name="T40">:</text:span></text:p>
        </text:list-item>
        <text:list-item>
          <text:p text:style-name="P42"><text:span text:style-name="T39">B</text:span><text:span text:style-name="T41">:</text:span></text:p>
        </text:list-item>
        <text:list-item>
          <text:p text:style-name="P9">L:</text:p>
        </text:list-item>
        <text:list-item>
          <text:p text:style-name="P9">R:</text:p>
        </text:list-item>
        <text:list-item>
          <text:p text:style-name="P9">P:</text:p>
        </text:list-item>
      </text:list>
      <text:p text:style-name="P27">Mid Front Hat<text:span text:style-name="T43"> (dome) -- Radios</text:span></text:p>
      <text:list xml:id="list130216271435830" text:continue-numbering="true" text:style-name="L2">
        <text:list-item>
          <text:p text:style-name="P21">U: (SRS radio 1 PTT)</text:p>
        </text:list-item>
        <text:list-item>
          <text:p text:style-name="P21">D: (SRS radio 2 PTT)</text:p>
        </text:list-item>
        <text:list-item>
          <text:p text:style-name="P22">S-U: Radio 1 PTT (opens comms menu for radio 1)</text:p>
        </text:list-item>
        <text:list-item>
          <text:p text:style-name="P22"><text:span text:style-name="T38">S-D: Radio 2 PTT (opens comms menu for radio 2)</text:span></text:p>
        </text:list-item>
      </text:list>
      <text:p text:style-name="P5"><text:span text:style-name="T5">M</text:span><text:span text:style-name="T4">id Lower Hat</text:span><text:span text:style-name="T7"> (boat)</text:span></text:p>
      <text:list xml:id="list130216201698715" text:continue-numbering="true" text:style-name="L2">
        <text:list-item>
          <text:p text:style-name="P43"><text:span text:style-name="T39">F</text:span><text:span text:style-name="T40">:</text:span></text:p>
        </text:list-item>
        <text:list-item>
          <text:p text:style-name="P43"><text:span text:style-name="T39">B</text:span><text:span text:style-name="T41">:</text:span></text:p>
        </text:list-item>
        <text:list-item>
          <text:p text:style-name="P31">L:</text:p>
        </text:list-item>
        <text:list-item>
          <text:p text:style-name="P31">R:</text:p>
        </text:list-item>
        <text:list-item>
          <text:p text:style-name="P44">P:</text:p>
        </text:list-item>
      </text:list>
      <text:p text:style-name="P50">Thumb Button<text:span text:style-name="T41"> -- Cage/uncage button</text:span></text:p>
      <text:p text:style-name="P39">NAV mode:</text:p>
      <text:list text:style-name="L26">
        <text:list-item>
          <text:p text:style-name="P23"><text:span text:style-name="T2">P: </text:span><text:span text:style-name="T8">Cage/uncage velocity vector on HUD</text:span></text:p>
        </text:list-item>
      </text:list>
      <text:p text:style-name="P39">A/A mode AIM-9:</text:p>
      <text:list text:style-name="L30">
        <text:list-item>
          <text:p text:style-name="P26"><text:span text:style-name="T2">P: </text:span><text:span text:style-name="T8">Toggle cage/uncage seeker head. Can hold button to keep caged, maneuver to put new target in boresight, then release to uncage and track that target.</text:span></text:p>
        </text:list-item>
      </text:list>
      <text:p text:style-name="P41">A/A mode AIM-7:</text:p>
      <text:list text:style-name="L31">
        <text:list-item>
          <text:p text:style-name="P24">P: Locks target with SST if you have a "bugged" (L&amp;S) target.</text:p>
        </text:list-item>
      </text:list>
      <text:p text:style-name="P40">HARM MFD with SOI:</text:p>
      <text:list text:style-name="L32">
        <text:list-item>
          <text:p text:style-name="P25">P: Hand-off HARM toggle, locks missile to selected radar emitter icon, shows H-OFF.</text:p>
        </text:list-item>
      </text:list>
      <text:p text:style-name="P39">Maverick <text:span text:style-name="T14">MFD with SOI</text:span>:</text:p>
      <text:list text:style-name="L33">
        <text:list-item>
          <text:p text:style-name="P56"><text:span text:style-name="T21">P: </text:span><text:span text:style-name="T22">Uncage s</text:span><text:span text:style-name="T18">eeker head, </text:span><text:span text:style-name="T22">attempt to</text:span><text:span text:style-name="T18"> lock on </text:span><text:span text:style-name="T22">to target in crosshairs</text:span><text:span text:style-name="T18">.</text:span></text:p>
        </text:list-item>
      </text:list>
      <text:p text:style-name="P5"><text:span text:style-name="T5">B</text:span><text:span text:style-name="T4">ottom 3-Way Switch (toggle)</text:span><text:span text:style-name="T7"> -- Speed brake</text:span></text:p>
      <text:list xml:id="list130217126221903" text:continue-list="list130216201698715" text:style-name="L2">
        <text:list-item>
          <text:p text:style-name="P52"><text:span text:style-name="T17">F</text:span><text:span text:style-name="T19">:</text:span><text:span text:style-name="T20"> </text:span><text:span text:style-name="T18">Extend speedbrakes (keeps extending while held, stays open when you let go). <text:s/>If flaps are extended, button must be held continuously to keep speedbrakes out.</text:span></text:p>
        </text:list-item>
        <text:list-item>
          <text:p text:style-name="P53"><text:span text:style-name="T17">C</text:span><text:span text:style-name="T16">:</text:span><text:span text:style-name="T20"> Stop speedbrake movement</text:span></text:p>
        </text:list-item>
        <text:list-item>
          <text:p text:style-name="P51"><text:span text:style-name="T17">B</text:span><text:span text:style-name="T18">:</text:span><text:span text:style-name="T20"> Retract speedbrakes (single press fully retracts)</text:span></text:p>
        </text:list-item>
      </text:list>
      <text:p text:style-name="P7"><text:span text:style-name="T3">S</text:span>croll Wheel (spring return)</text:p>
      <text:list xml:id="list374988870" text:style-name="L4">
        <text:list-item>
          <text:p text:style-name="P33"><text:span text:style-name="T12">U: ECM knob to XMIT</text:span></text:p>
        </text:list-item>
        <text:list-item>
          <text:p text:style-name="P38"><text:span text:style-name="T11">D: ECM knob to R</text:span><text:span text:style-name="T13">EC</text:span></text:p>
        </text:list-item>
        <text:list-item>
          <text:p text:style-name="P32">P:</text:p>
        </text:list-item>
      </text:list>
      <text:p text:style-name="P29">Index Finger Hat<text:span text:style-name="T8"> -- Antenna elevation, FLIR zoom</text:span></text:p>
      <text:list xml:id="list502992138" text:style-name="L15">
        <text:list-item>
          <text:p text:style-name="P15"><text:span text:style-name="T8">U/D: Radar antenna elevation up/down, FLIR zoom </text:span><text:span text:style-name="T1">out</text:span><text:span text:style-name="T8">/</text:span><text:span text:style-name="T1">in</text:span></text:p>
        </text:list-item>
        <text:list-item>
          <text:p text:style-name="P16">L: Right MFD PB 5 (L1), toggles RWS/TWS when radar is on MFD</text:p>
        </text:list-item>
        <text:list-item>
          <text:p text:style-name="P16">R: Right MFD PB 13 (R3), toggles MAN/AUTO TWS mode when in TWS mode</text:p>
        </text:list-item>
        <text:list-item>
          <text:p text:style-name="P49"><text:span text:style-name="T42">P: Right MFD PB 1 (L5), cycles PRF modes</text:span></text:p>
        </text:list-item>
      </text:list>
      <text:p text:style-name="P7">Middle Finger Hat (XY axes and buttons)</text:p>
      <text:list text:style-name="L6">
        <text:list-item>
          <text:p text:style-name="P20">Axes: Slew TD<text:span text:style-name="T30">C</text:span> on SOI</text:p>
        </text:list-item>
        <text:list-item>
          <text:p text:style-name="P14"><text:span text:style-name="T38">P: TDC Depress button, locks target or other effects</text:span></text:p>
        </text:list-item>
      </text:list>
      <text:p text:style-name="P7">Elevation Wheel (spring return)</text:p>
      <text:list text:style-name="L7">
        <text:list-item>
          <text:p text:style-name="P34"><text:span text:style-name="T8">U/D: Radar antenna elevation up/down, FLIR zoom </text:span><text:span text:style-name="T1">out</text:span><text:span text:style-name="T8">/</text:span><text:span text:style-name="T1">in</text:span></text:p>
        </text:list-item>
      </text:list>
      <text:p text:style-name="P7">Right (inboard) Ring Finger Button</text:p>
      <text:list text:style-name="L8">
        <text:list-item>
          <text:p text:style-name="P13">P: Toggle ATC (Automatic Throttle Control)</text:p>
        </text:list-item>
      </text:list>
      <text:p text:style-name="P7">Ring Finger Hat</text:p>
      <text:list text:style-name="L9">
        <text:list-item>
          <text:p text:style-name="P46"><text:span text:style-name="T39">F</text:span><text:span text:style-name="T40">:</text:span></text:p>
        </text:list-item>
        <text:list-item>
          <text:p text:style-name="P46"><text:span text:style-name="T39">B</text:span><text:span text:style-name="T41">:</text:span></text:p>
        </text:list-item>
        <text:list-item>
          <text:p text:style-name="P35">L:</text:p>
        </text:list-item>
        <text:list-item>
          <text:p text:style-name="P35">R:</text:p>
        </text:list-item>
        <text:list-item>
          <text:p text:style-name="P45">P:</text:p>
        </text:list-item>
      </text:list>
      <text:p text:style-name="P29">Left (outboard) Ring Finger Button<text:span text:style-name="T8"> -- RAID/FLIR button</text:span></text:p>
      <text:p text:style-name="P39">Radar <text:span text:style-name="T14">MFD with SOI, </text:span>in TWS or STT:</text:p>
      <text:list text:style-name="L17">
        <text:list-item>
          <text:p text:style-name="P17"><text:span text:style-name="T2">P: </text:span><text:span text:style-name="T8">Select RAID mode</text:span></text:p>
        </text:list-item>
      </text:list>
      <text:p text:style-name="P39"><text:soft-page-break/>HARM <text:span text:style-name="T14">MFD with SOI</text:span>:</text:p>
      <text:list text:style-name="L20">
        <text:list-item>
          <text:p text:style-name="P18"><text:span text:style-name="T2">P: </text:span><text:span text:style-name="T8">Cycle HARM targets from center outwards</text:span></text:p>
        </text:list-item>
      </text:list>
      <text:p text:style-name="P39"><text:span text:style-name="T14">FLIR/TPOD MFD with SOI</text:span>:</text:p>
      <text:list text:style-name="L21">
        <text:list-item>
          <text:p text:style-name="P19"><text:span text:style-name="T2">P: </text:span><text:span text:style-name="T8">Toggles FLIR/TV mode.</text:span></text:p>
        </text:list-item>
        <text:list-item>
          <text:p text:style-name="P19"><text:span text:style-name="T2">L-P: In FLIR, </text:span><text:span text:style-name="T10">t</text:span><text:span text:style-name="T9">oggles white-</text:span>hot/black-hot</text:p>
        </text:list-item>
      </text:list>
      <text:p text:style-name="P39">Maverick <text:span text:style-name="T14">MFD with SOI</text:span>:</text:p>
      <text:list text:style-name="L22">
        <text:list-item>
          <text:p text:style-name="P55"><text:span text:style-name="T21">P: </text:span><text:span text:style-name="T18">Toggles ground stabilize</text:span></text:p>
        </text:list-item>
      </text:list>
      <text:p text:style-name="P7">Pinky Wheel (axis)</text:p>
      <text:list text:style-name="L11">
        <text:list-item>
          <text:p text:style-name="P36">U:</text:p>
        </text:list-item>
        <text:list-item>
          <text:p text:style-name="P36">D:</text:p>
        </text:list-item>
        <text:list-item>
          <text:p text:style-name="P36">Center Detent:</text:p>
        </text:list-item>
      </text:list>
      <text:p text:style-name="P7">Pinky Switch (spring return)</text:p>
      <text:list text:style-name="L12">
        <text:list-item>
          <text:p text:style-name="P37">U:<text:span text:style-name="T43"> Exterior lights on/off (toggle)</text:span></text:p>
        </text:list-item>
        <text:list-item>
          <text:p text:style-name="P37">D:</text:p>
        </text:list-item>
      </text:list>
      <text:p text:style-name="P30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2-12T13:02:15.370000000</dc:date>
    <meta:editing-duration>PT7H25M47S</meta:editing-duration>
    <meta:editing-cycles>34</meta:editing-cycles>
    <meta:generator>LibreOffice/7.5.2.2$Windows_X86_64 LibreOffice_project/53bb9681a964705cf672590721dbc85eb4d0c3a2</meta:generator>
    <meta:document-statistic meta:table-count="1" meta:image-count="1" meta:object-count="0" meta:page-count="2" meta:paragraph-count="86" meta:word-count="492" meta:character-count="2482" meta:non-whitespace-character-count="2127"/>
  </office:meta>
</office:document-meta>
</file>